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0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0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1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1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0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27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11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1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0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2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1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25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2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30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1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0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02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0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0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17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31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20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30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2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2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10-0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29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2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24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219733333333" calcext:value-type="float">
            <text:p>8.35219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83855483871" calcext:value-type="float">
            <text:p>8.148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66296774194" calcext:value-type="float">
            <text:p>7.8976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48032" calcext:value-type="float">
            <text:p>7.59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52232258065" calcext:value-type="float">
            <text:p>7.5835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93064" calcext:value-type="float">
            <text:p>7.7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16304516129" calcext:value-type="float">
            <text:p>7.9816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642477419355" calcext:value-type="float">
            <text:p>8.2164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5568" calcext:value-type="float">
            <text:p>8.36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069806451613" calcext:value-type="float">
            <text:p>8.7806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8728" calcext:value-type="float">
            <text:p>8.7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954193548387" calcext:value-type="float">
            <text:p>8.3795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66755862069" calcext:value-type="float">
            <text:p>8.00667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07406451613" calcext:value-type="float">
            <text:p>7.9790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801548387097" calcext:value-type="float">
            <text:p>8.0880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27656" calcext:value-type="float">
            <text:p>7.85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739690322581" calcext:value-type="float">
            <text:p>7.9073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090709677419" calcext:value-type="float">
            <text:p>8.2409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4336" calcext:value-type="float">
            <text:p>8.62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95384615385" calcext:value-type="float">
            <text:p>8.51095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476" calcext:value-type="float">
            <text:p>8.25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036361290323" calcext:value-type="float">
            <text:p>8.1203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21085714286" calcext:value-type="float">
            <text:p>8.05521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776103225807" calcext:value-type="float">
            <text:p>8.06776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922993548387" calcext:value-type="float">
            <text:p>8.1692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47208" calcext:value-type="float">
            <text:p>8.15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10838709678" calcext:value-type="float">
            <text:p>7.84810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37488" calcext:value-type="float">
            <text:p>7.7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382270967742" calcext:value-type="float">
            <text:p>7.8238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112857142857" calcext:value-type="float">
            <text:p>7.9411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064025806452" calcext:value-type="float">
            <text:p>8.7606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44296" calcext:value-type="float">
            <text:p>8.97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782348387097" calcext:value-type="float">
            <text:p>8.8378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350428571429" calcext:value-type="float">
            <text:p>8.44350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944980645161" calcext:value-type="float">
            <text:p>8.1094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443561290323" calcext:value-type="float">
            <text:p>7.9344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589345454545" calcext:value-type="float">
            <text:p>7.875893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7052" calcext:value-type="float">
            <text:p>8.4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14141935484" calcext:value-type="float">
            <text:p>8.5671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168722580645" calcext:value-type="float">
            <text:p>8.6816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5912" calcext:value-type="float">
            <text:p>9.0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31375483871" calcext:value-type="float">
            <text:p>9.5931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8564" calcext:value-type="float">
            <text:p>9.33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537109677419" calcext:value-type="float">
            <text:p>8.9053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5756" calcext:value-type="float">
            <text:p>8.7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065187096774" calcext:value-type="float">
            <text:p>8.7306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40016" calcext:value-type="float">
            <text:p>8.34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525109677419" calcext:value-type="float">
            <text:p>7.9452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866482758621" calcext:value-type="float">
            <text:p>8.49866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2088" calcext:value-type="float">
            <text:p>8.88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3772" calcext:value-type="float">
            <text:p>8.8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5576" calcext:value-type="float">
            <text:p>8.6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594967741936" calcext:value-type="float">
            <text:p>8.7659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3352" calcext:value-type="float">
            <text:p>8.5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86658064516" calcext:value-type="float">
            <text:p>8.2608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289296551724" calcext:value-type="float">
            <text:p>7.93289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42967741936" calcext:value-type="float">
            <text:p>8.0344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04128" calcext:value-type="float">
            <text:p>8.23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71664516129" calcext:value-type="float">
            <text:p>7.9707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61512" calcext:value-type="float">
            <text:p>7.96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109625" calcext:value-type="float">
            <text:p>8.7710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604180645161" calcext:value-type="float">
            <text:p>9.0360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6444" calcext:value-type="float">
            <text:p>8.8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1768" calcext:value-type="float">
            <text:p>8.62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958812903226" calcext:value-type="float">
            <text:p>8.4295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914924137931" calcext:value-type="float">
            <text:p>8.24914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32784516129" calcext:value-type="float">
            <text:p>8.2132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509445161291" calcext:value-type="float">
            <text:p>8.26509445161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506529032258" calcext:value-type="float">
            <text:p>8.4250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147875" calcext:value-type="float">
            <text:p>8.0214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24248" calcext:value-type="float">
            <text:p>8.07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88361290323" calcext:value-type="float">
            <text:p>8.0898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942075" calcext:value-type="float">
            <text:p>8.3194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39368" calcext:value-type="float">
            <text:p>8.99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88125" calcext:value-type="float">
            <text:p>8.9558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5112" calcext:value-type="float">
            <text:p>8.8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8945" calcext:value-type="float">
            <text:p>8.6808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15828571429" calcext:value-type="float">
            <text:p>8.72315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678482758621" calcext:value-type="float">
            <text:p>8.69678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56568" calcext:value-type="float">
            <text:p>8.78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82984" calcext:value-type="float">
            <text:p>8.78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2386" calcext:value-type="float">
            <text:p>8.42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422" calcext:value-type="float">
            <text:p>8.36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71475" calcext:value-type="float">
            <text:p>8.3857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988903225806" calcext:value-type="float">
            <text:p>8.3298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357858064516" calcext:value-type="float">
            <text:p>8.6235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158" calcext:value-type="float">
            <text:p>8.884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136283870968" calcext:value-type="float">
            <text:p>9.0113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741858064516" calcext:value-type="float">
            <text:p>8.8674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29771428572" calcext:value-type="float">
            <text:p>8.64129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7334" calcext:value-type="float">
            <text:p>8.38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590967741936" calcext:value-type="float">
            <text:p>8.4459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504232258065" calcext:value-type="float">
            <text:p>8.3150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062775" calcext:value-type="float">
            <text:p>8.0706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6288" calcext:value-type="float">
            <text:p>8.18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182038709677" calcext:value-type="float">
            <text:p>8.5918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51845" calcext:value-type="float">
            <text:p>8.7151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984" calcext:value-type="float">
            <text:p>8.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99305" calcext:value-type="float">
            <text:p>9.3499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437574193548" calcext:value-type="float">
            <text:p>9.2743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421419354839" calcext:value-type="float">
            <text:p>9.0142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4936" calcext:value-type="float">
            <text:p>8.85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910193548387" calcext:value-type="float">
            <text:p>8.6691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59115" calcext:value-type="float">
            <text:p>8.4359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02141935484" calcext:value-type="float">
            <text:p>8.3690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342044444445" calcext:value-type="float">
            <text:p>8.373420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42424" calcext:value-type="float">
            <text:p>8.59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548525" calcext:value-type="float">
            <text:p>8.8354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78336" calcext:value-type="float">
            <text:p>10.04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810658064516" calcext:value-type="float">
            <text:p>9.0381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579571428571" calcext:value-type="float">
            <text:p>8.81579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123525" calcext:value-type="float">
            <text:p>9.1212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897987096774" calcext:value-type="float">
            <text:p>9.0689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10768" calcext:value-type="float">
            <text:p>8.97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85675" calcext:value-type="float">
            <text:p>8.7598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46184" calcext:value-type="float">
            <text:p>8.55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866219354839" calcext:value-type="float">
            <text:p>8.7886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080925" calcext:value-type="float">
            <text:p>8.7608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283251612903" calcext:value-type="float">
            <text:p>8.6028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427475" calcext:value-type="float">
            <text:p>8.2942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3616" calcext:value-type="float">
            <text:p>7.66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123" calcext:value-type="float">
            <text:p>7.8421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38885714286" calcext:value-type="float">
            <text:p>7.95538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49238709678" calcext:value-type="float">
            <text:p>8.25349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141725" calcext:value-type="float">
            <text:p>8.2914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0328" calcext:value-type="float">
            <text:p>8.61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8828" calcext:value-type="float">
            <text:p>8.1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60216" calcext:value-type="float">
            <text:p>7.99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95793548387" calcext:value-type="float">
            <text:p>8.2789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03408" calcext:value-type="float">
            <text:p>8.6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823975" calcext:value-type="float">
            <text:p>9.5382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804" calcext:value-type="float">
            <text:p>9.22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13032258065" calcext:value-type="float">
            <text:p>9.0191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649875862069" calcext:value-type="float">
            <text:p>8.74649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76593548387" calcext:value-type="float">
            <text:p>8.6477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947225806452" calcext:value-type="float">
            <text:p>8.5594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9408" calcext:value-type="float">
            <text:p>8.26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941" calcext:value-type="float">
            <text:p>7.909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26064516129" calcext:value-type="float">
            <text:p>7.7512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60929032258" calcext:value-type="float">
            <text:p>8.2056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109625" calcext:value-type="float">
            <text:p>8.7710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844" calcext:value-type="float">
            <text:p>9.54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823475" calcext:value-type="float">
            <text:p>9.4982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76096" calcext:value-type="float">
            <text:p>9.01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15275" calcext:value-type="float">
            <text:p>8.8421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87172413793" calcext:value-type="float">
            <text:p>8.70887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1616" calcext:value-type="float">
            <text:p>8.6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5776" calcext:value-type="float">
            <text:p>8.63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920619354839" calcext:value-type="float">
            <text:p>8.5692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206348387097" calcext:value-type="float">
            <text:p>8.4720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3992" calcext:value-type="float">
            <text:p>9.06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188335483871" calcext:value-type="float">
            <text:p>9.0218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138580645161" calcext:value-type="float">
            <text:p>9.1213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864210526316" calcext:value-type="float">
            <text:p>9.388642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11" calcext:value-type="float">
            <text:p>8.8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2396" calcext:value-type="float">
            <text:p>8.5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35" calcext:value-type="float">
            <text:p>8.9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9028" calcext:value-type="float">
            <text:p>9.7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4972" calcext:value-type="float">
            <text:p>10.82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326" calcext:value-type="float">
            <text:p>10.8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462" calcext:value-type="float">
            <text:p>10.2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7644" calcext:value-type="float">
            <text:p>10.86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0924" calcext:value-type="float">
            <text:p>10.4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0004" calcext:value-type="float">
            <text:p>10.70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262" calcext:value-type="float">
            <text:p>9.5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6564" calcext:value-type="float">
            <text:p>9.8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7044" calcext:value-type="float">
            <text:p>9.87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5236" calcext:value-type="float">
            <text:p>12.17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4924" calcext:value-type="float">
            <text:p>11.96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3676" calcext:value-type="float">
            <text:p>11.12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4544" calcext:value-type="float">
            <text:p>11.4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7828" calcext:value-type="float">
            <text:p>7.7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7588" calcext:value-type="float">
            <text:p>9.6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6788" calcext:value-type="float">
            <text:p>10.87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2172" calcext:value-type="float">
            <text:p>7.47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2356" calcext:value-type="float">
            <text:p>8.18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6068" calcext:value-type="float">
            <text:p>8.9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594" calcext:value-type="float">
            <text:p>9.42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4108" calcext:value-type="float">
            <text:p>8.4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914" calcext:value-type="float">
            <text:p>8.3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106" calcext:value-type="float">
            <text:p>8.4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54857142857" calcext:value-type="float">
            <text:p>8.2535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60368" calcext:value-type="float">
            <text:p>9.2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764" calcext:value-type="float">
            <text:p>9.0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20810756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74" meta:object-count="0"/>
    <meta:user-defined meta:name="AppVersion">3.0</meta:user-defined>
  </office:meta>
</office:document-meta>
</file>